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3990be" style:font-size-asian="12pt" style:font-size-complex="12pt"/>
    </style:style>
    <style:style style:name="P6" style:family="paragraph" style:parent-style-name="Text_20_body">
      <style:paragraph-properties fo:line-height="150%"/>
      <style:text-properties officeooo:rsid="003b531e" officeooo:paragraph-rsid="003b531e"/>
    </style:style>
    <style:style style:name="P7" style:family="paragraph" style:parent-style-name="Text_20_body">
      <style:paragraph-properties fo:line-height="150%"/>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8" style:family="paragraph" style:parent-style-name="Text_20_body">
      <style:paragraph-properties fo:line-height="150%"/>
      <style:text-properties officeooo:rsid="003b531e" officeooo:paragraph-rsid="004221d9"/>
    </style:style>
    <style:style style:name="P9" style:family="paragraph" style:parent-style-name="Heading_20_1">
      <style:paragraph-properties fo:line-height="150%" fo:text-align="justify" style:justify-single-word="false"/>
      <style:text-properties officeooo:rsid="003fe6b8" officeooo:paragraph-rsid="003fe6b8"/>
    </style:style>
    <style:style style:name="P10"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officeooo:rsid="0033305e"/>
    </style:style>
    <style:style style:name="T3" style:family="text">
      <style:text-properties style:font-name="Arial" fo:font-size="12pt" officeooo:rsid="00228a4d" style:font-size-asian="12pt" style:font-size-complex="12pt"/>
    </style:style>
    <style:style style:name="T4" style:family="text">
      <style:text-properties style:font-name="Arial" fo:font-size="12pt" officeooo:rsid="000c24b8" style:font-size-asian="12pt" style:font-size-complex="12pt"/>
    </style:style>
    <style:style style:name="T5" style:family="text">
      <style:text-properties style:font-name="Arial" fo:font-size="12pt" officeooo:rsid="001fe16f" style:font-size-asian="12pt" style:font-size-complex="12pt"/>
    </style:style>
    <style:style style:name="T6" style:family="text">
      <style:text-properties style:font-name="Arial" fo:font-size="12pt" officeooo:rsid="001e8113" style:font-size-asian="12pt" style:font-size-complex="12pt"/>
    </style:style>
    <style:style style:name="T7" style:family="text">
      <style:text-properties style:font-name="Arial" fo:font-size="12pt" officeooo:rsid="00279e65" style:font-size-asian="12pt" style:font-size-complex="12pt"/>
    </style:style>
    <style:style style:name="T8" style:family="text">
      <style:text-properties style:font-name="Arial" fo:font-size="12pt" officeooo:rsid="005ce90c" style:font-size-asian="12pt" style:font-size-complex="12pt"/>
    </style:style>
    <style:style style:name="T9" style:family="text">
      <style:text-properties style:font-name="Arial" fo:font-size="12pt" officeooo:rsid="005eb991" style:font-size-asian="12pt" style:font-size-complex="12pt"/>
    </style:style>
    <style:style style:name="T10" style:family="text">
      <style:text-properties style:font-name="Arial" fo:font-size="12pt" officeooo:rsid="00177cbd" style:font-size-asian="12pt" style:font-size-complex="12pt"/>
    </style:style>
    <style:style style:name="T11" style:family="text">
      <style:text-properties officeooo:rsid="00368ca6"/>
    </style:style>
    <style:style style:name="T12" style:family="text">
      <style:text-properties officeooo:rsid="00397617"/>
    </style:style>
    <style:style style:name="T13" style:family="text">
      <style:text-properties officeooo:rsid="003990be"/>
    </style:style>
    <style:style style:name="T14" style:family="text">
      <style:text-properties style:font-name="arial1" fo:font-style="normal" style:text-underline-style="none" fo:font-weight="normal" officeooo:rsid="003990be" style:font-style-asian="normal" style:font-weight-asian="normal" style:font-style-complex="normal" style:font-weight-complex="normal"/>
    </style:style>
    <style:style style:name="T15" style:family="text">
      <style:text-properties officeooo:rsid="003caaf3"/>
    </style:style>
    <style:style style:name="T16" style:family="text">
      <style:text-properties officeooo:rsid="003fe6b8"/>
    </style:style>
    <style:style style:name="T17" style:family="text">
      <style:text-properties officeooo:rsid="004221d9"/>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o a lot of different perspectives lead to truth?</text:h>
      <text:p text:style-name="P6">Netzwerke sind ein sehr breit anwendbares, abstraktes Modell um Akteure jeglicher Art und deren Relationen zueinander zu erklären, zu betrachten und zu analysieren. Die Struktur an sich hebt schon die klassiche Asymmetrie zwischen Objekvitität und Subjektivität auf. <text:span text:style-name="T16">O</text:span>der <text:span text:style-name="T16">genauer betrachtet: Es wird </text:span>die kognitive Betrachtung von einer Vogelperspektive in die Mitten-Drin Perspektive abgeändert. So sind die Verhältnisse untereinander nicht auf Hierarchische beschränkt <text:span text:style-name="T17">sondern durch Zentralitäten erklärt </text:span>und können um einiges komplexer abgebildet werden. Eine Annäherung an die Wirklichkeit wird hier erreicht, indem man sich immer wieder die Akteure und deren Verknüpfungen genauer ansieht, um dann aus möglichst vielen Informationen den besten Schluss zu ziehen. Die Stärke der Actor-Network-Theory (ANT) liegt dabei in der wechselseitigen Betrachtung der Zuschreibungen der Akteure, hier Aktanten genannt. Ein Aktant definiert sich nicht nur aus sich selbst heraus, und auch nicht nur von einem anderen Aktanten, sondern von sich selbst und von allen anderen. <text:span text:style-name="T16">In wechselnder Betrachtung wird versucht S</text:span>elbst- und <text:span text:style-name="T16">F</text:span>remddefin<text:span text:style-name="T16">ition</text:span> gleichzeitig <text:span text:style-name="T16">zu verstehen</text:span>. <text:span text:style-name="T16">Ist der</text:span> Wechsel der Betrachtung somit die bestmögliche Annäherung an die Wirklichkeit? <text:span text:style-name="T16">Auf jeden Fall sind a</text:span>bsolute Aussagen dadurch schwer, ins besondere wenn sich das Netzwerk zeitlich verändert.</text:p>
      <text:p text:style-name="P6"><text:span text:style-name="T17">Und </text:span>Netzwerke verändern sich stetig. Was man gerade noch begriffen hat, kann <text:span text:style-name="T16">schnell schon falsch sein</text:span>. Das Aufrechterhalten der Beziehungen benötigt Bemühungen, genauer gesagt ein gewisses Maß an Konvergenz und Irreversibilität. Konvergenz ist positiv nach Innen gerichtet und ermöglicht Vertrauen. Irreversibilität sichert die Struktur gegen destabilisierende Einflüsse von Außen, ist also negativ geartet. <text:span text:style-name="T16">Beides existiert nie in vollkommener Ausprägung. Weiche und flexible Sichten sind notwendig.</text:span></text:p>
      <text:p text:style-name="P8"><text:span text:style-name="T16">A</text:span>uf Anhieb stellen sich <text:span text:style-name="T16">zu ANT </text:span>ein paar Fragen auf: Manche aus Missverständnissen <text:span text:style-name="T16">heraus</text:span>, manche aus der Komplexität der Materie an sich. ANT scheint eher eine Methode oder Perspektive, vielleicht auch mehr eine Haltung, zu sein, <text:span text:style-name="T16">als eine komplette Theorie</text:span>. <text:span text:style-name="T15">Vielleicht steht der</text:span> Netzwerkbegriff auch erst am Anfang <text:span text:style-name="T17">und braucht noch weitere Erforschung</text:span>. <text:span text:style-name="T15">Ich denke hier an Kombinationsmöglichkeiten mit oder Verwendung einzelner Elemente in anderen Methoden. </text:span>Beides ermöglicht einem aus den bestehenden <text:soft-page-break/>Paradigmen und Erklärungsmodellen auszubrechen und neue Wege einzuschlagen. Ob das immer klug ist sei dahingestellt, aber es ist immerhin möglich sich darüber Gedanken zu machen und zu einem <text:span text:style-name="T16">gut </text:span>begründeten Schluss zu kommen. </text:p>
      <text:p text:style-name="P8"><text:span text:style-name="T15">Try to look at the whole interconnected world, rethink and overcome the social artifacts and be aware of your human preconditions as far as you can.</text:span></text:p>
      <text:h text:style-name="Heading_20_1" text:outline-level="1"><text:span text:style-name="T11">L</text:span>iteraturverzeichnis</text:h>
      <text:p text:style-name="P7"><text:span text:style-name="T13">Schulz-Schaeffer, Ingo</text:span>: <text:span text:style-name="T13">Akteur-Netzwerk-Theorie – Zur Koevolution von Gesellschaft, Natur und Technik</text:span>, <text:span text:style-name="T13">2000. München, Oldenbourg Wissenschaftsverlag GmbH.</text:span></text:p>
      <text:h text:style-name="Heading_20_1" text:outline-level="1">Details</text:h>
      <text:p text:style-name="P3"><text:span text:style-name="T3">Autor: </text:span><text:span text:style-name="T4">Stefan Kasberger, </text:span><text:span text:style-name="T5">Matr</text:span><text:span text:style-name="T3">ikelnummer</text:span><text:span text:style-name="T4"> </text:span><text:span text:style-name="T6">#1011416, </text:span><text:a xlink:type="simple" xlink:href="mailto:stefan.kasberger@edu.uni-graz.at"><text:span text:style-name="T6">stefan.kasberger@edu.uni-graz.at</text:span></text:a><text:span text:style-name="T6"> <text:s text:c="2"/></text:span></text:p>
      <text:p text:style-name="P4">Datum: <text:span text:style-name="T17">31</text:span>. Jänner 2014 in Graz</text:p>
      <text:p text:style-name="P5">Aufgabenstellung: Eine Seite zu „<text:span text:style-name="T14">Akteur-Netzwerk-Theorie – Zur Koevolution von Gesellschaft, Natur und Technik</text:span>“ von <text:span text:style-name="T13">Ingo Schulz-Schaeffer</text:span>.</text:p>
      <text:p text:style-name="P3"><text:span text:style-name="T7">GitHub: </text:span><text:a xlink:type="simple" xlink:href="https://github.com/skasberger/vo-einfuehrung-technikphilosophie"><text:span text:style-name="T8">https://github.com/skasberger/vo-einfuehrung-technikphilosophie</text:span></text:a></text:p>
      <text:p text:style-name="P3"><text:span text:style-name="T3">Web: </text:span><text:a xlink:type="simple" xlink:href="http://openscienceasap.org/"><text:span text:style-name="T9">openscienceasap.org</text:span></text:a><text:span text:style-name="T7"> </text:span></text:p>
      <text:p text:style-name="P3"><text:span text:style-name="T3">Lizenz: </text:span><text:a xlink:type="simple" xlink:href="https://creativecommons.org/licenses/by/3.0/at/"><text:span text:style-name="T10">Creative Commons CC by AT 3.0</text:span></text:a></text:p>
      <text:h text:style-name="P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56.69pt" fo:margin-bottom="56.81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header-footer-properties fo:min-height="0pt" fo:margin-left="0pt" fo:margin-right="0pt" fo:margin-bottom="14.14pt" fo:border-top="none" fo:border-bottom="0.31pt solid #000000" fo:border-left="none" fo:border-right="none" fo:padding="1.45pt" style:shadow="none"/>
      </style:header-style>
      <style:footer-style>
        <style:header-footer-properties svg:height="42.6pt" fo:margin-left="0pt" fo:margin-right="0pt" fo:margin-top="14.14pt" fo:border-top="0.31pt solid #000000" fo:border-bottom="none" fo:border-left="none" fo:border-right="none" fo:padding="1.45pt" style:shadow="non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421.09pt" svg:y="1.16pt" svg:width="60.21pt" svg:height="21.2pt"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37M9S</meta:editing-duration>
    <meta:editing-cycles>25</meta:editing-cycles>
    <meta:generator>LibreOffice/4.1.3.2$Linux_X86_64 LibreOffice_project/410m0$Build-2</meta:generator>
    <dc:title>Bericht</dc:title>
    <dc:date>2014-01-31T15:30:31.679659120</dc:date>
    <dc:creator>Stefan Kasberger</dc:creator>
    <meta:document-statistic meta:table-count="0" meta:image-count="1" meta:object-count="0" meta:page-count="2" meta:paragraph-count="19" meta:word-count="461" meta:character-count="3574" meta:non-whitespace-character-count="3030"/>
  </office:meta>
</office:document-meta>
</file>